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6.91mm"/>
    </style:style>
    <style:style style:name="co3" style:family="table-column">
      <style:table-column-properties fo:break-before="auto" style:column-width="45mm"/>
    </style:style>
    <style:style style:name="co4" style:family="table-column">
      <style:table-column-properties fo:break-before="auto" style:column-width="85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est Name</text:p>
          </table:table-cell>
          <table:table-cell table:style-name="ce2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and read from Employee Databas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base Event Handlers and Idle disconnect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base Informatio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ndling of data types up to Firebird 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bird 4 Data Types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lti-Database Transaction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Extract DDL from example Employee Databas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e Database from SQL Script and Extract SQL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ent Handling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 use of Services Connection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 of ISQLMonitor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Stored Proc with packages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B Parser Tests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ansliteration Tests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eate, bring up-to-date and read from local database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17" table:default-cell-style-name="ce3"/>
        <table:table-column table:style-name="co1" table:number-columns-repeated="1003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01</text:p>
          </table:table-cell>
          <table:table-cell table:style-name="ce1" office:value-type="string" calcext:value-type="string">
            <text:p>Test 02</text:p>
          </table:table-cell>
          <table:table-cell table:style-name="ce1" office:value-type="string" calcext:value-type="string">
            <text:p>Test 03</text:p>
          </table:table-cell>
          <table:table-cell table:style-name="ce1" office:value-type="string" calcext:value-type="string">
            <text:p>Test 04</text:p>
          </table:table-cell>
          <table:table-cell table:style-name="ce1" office:value-type="string" calcext:value-type="string">
            <text:p>Test 05</text:p>
          </table:table-cell>
          <table:table-cell table:style-name="ce1" office:value-type="string" calcext:value-type="string">
            <text:p>Test 06</text:p>
          </table:table-cell>
          <table:table-cell table:style-name="ce1" office:value-type="string" calcext:value-type="string">
            <text:p>Test 09</text:p>
          </table:table-cell>
          <table:table-cell table:style-name="ce1" office:value-type="string" calcext:value-type="string">
            <text:p>Test 10</text:p>
          </table:table-cell>
          <table:table-cell table:style-name="ce1" office:value-type="string" calcext:value-type="string">
            <text:p>Test 11</text:p>
          </table:table-cell>
          <table:table-cell table:style-name="ce1" office:value-type="string" calcext:value-type="string">
            <text:p>Test 12</text:p>
          </table:table-cell>
          <table:table-cell table:style-name="ce1" office:value-type="string" calcext:value-type="string">
            <text:p>Test 13</text:p>
          </table:table-cell>
          <table:table-cell table:style-name="ce1" office:value-type="string" calcext:value-type="string">
            <text:p>Test 14</text:p>
          </table:table-cell>
          <table:table-cell table:style-name="ce1" office:value-type="string" calcext:value-type="string">
            <text:p>Test 17</text:p>
          </table:table-cell>
          <table:table-cell table:style-name="ce1" office:value-type="string" calcext:value-type="string">
            <text:p>Test 23</text:p>
          </table:table-cell>
          <table:table-cell table:style-name="ce1" office:value-type="string" calcext:value-type="string">
            <text:p>Test 30</text:p>
          </table:table-cell>
          <table:table-cell table:style-name="ce1" table:number-columns-repeated="2"/>
          <table:table-cell table:style-name="ce8" table:number-columns-repeated="1003"/>
        </table:table-row>
        <table:table-row table:style-name="ro1">
          <table:table-cell office:value-type="string" calcext:value-type="string">
            <text:p>TC1</text:p>
          </table:table-cell>
          <table:table-cell office:value-type="string" calcext:value-type="string">
            <text:p>TIBDatabase</text:p>
          </table:table-cell>
          <table:table-cell office:value-type="string" calcext:value-type="string">
            <text:p>Connect to Database</text:p>
          </table:table-cell>
          <table:table-cell table:formula="of:=COUNTIF([.E2:.AE2];&quot;X&quot; )" office:value-type="float" office:value="13" calcext:value-type="float">
            <text:p>13</text:p>
          </table:table-cell>
          <table:table-cell table:number-columns-repeated="1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2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3:.AE3];&quot;X&quot; )" office:value-type="float" office:value="11" calcext:value-type="float">
            <text:p>11</text:p>
          </table:table-cell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3</text:p>
          </table:table-cell>
          <table:table-cell/>
          <table:table-cell office:value-type="string" calcext:value-type="string">
            <text:p>Reconnect</text:p>
          </table:table-cell>
          <table:table-cell table:formula="of:=COUNTIF([.E4:.AE4];&quot;X&quot; 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4</text:p>
          </table:table-cell>
          <table:table-cell/>
          <table:table-cell office:value-type="string" calcext:value-type="string">
            <text:p>Create a Database</text:p>
          </table:table-cell>
          <table:table-cell table:formula="of:=COUNTIF([.E5:.AE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</text:p>
          </table:table-cell>
          <table:table-cell/>
          <table:table-cell office:value-type="string" calcext:value-type="string">
            <text:p>Create a Database on Open (not present)</text:p>
          </table:table-cell>
          <table:table-cell table:formula="of:=COUNTIF([.E6:.AE6];&quot;X&quot; )"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7:.AE7];&quot;X&quot; )" office:value-type="float" office:value="11" calcext:value-type="float">
            <text:p>1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7</text:p>
          </table:table-cell>
          <table:table-cell/>
          <table:table-cell office:value-type="string" calcext:value-type="string">
            <text:p>Set Database Parameters</text:p>
          </table:table-cell>
          <table:table-cell table:formula="of:=COUNTIF([.E8:.AE8];&quot;X&quot; )" office:value-type="float" office:value="13" calcext:value-type="float">
            <text:p>13</text:p>
          </table:table-cell>
          <table:table-cell table:number-columns-repeated="8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8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9:.AE9];&quot;X&quot; )" office:value-type="float" office:value="13" calcext:value-type="float">
            <text:p>13</text:p>
          </table:table-cell>
          <table:table-cell table:number-columns-repeated="6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9</text:p>
          </table:table-cell>
          <table:table-cell/>
          <table:table-cell office:value-type="string" calcext:value-type="string">
            <text:p>Set Wire Compression</text:p>
          </table:table-cell>
          <table:table-cell table:formula="of:=COUNTIF([.E10:.AE1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0</text:p>
          </table:table-cell>
          <table:table-cell/>
          <table:table-cell office:value-type="string" calcext:value-type="string">
            <text:p>Before/After connect events</text:p>
          </table:table-cell>
          <table:table-cell table:formula="of:=COUNTIF([.E11:.AE1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1</text:p>
          </table:table-cell>
          <table:table-cell/>
          <table:table-cell office:value-type="string" calcext:value-type="string">
            <text:p>Before/After Disconnect Events</text:p>
          </table:table-cell>
          <table:table-cell table:formula="of:=COUNTIF([.E12:.AE1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2</text:p>
          </table:table-cell>
          <table:table-cell/>
          <table:table-cell office:value-type="string" calcext:value-type="string">
            <text:p>On Create Database event</text:p>
          </table:table-cell>
          <table:table-cell table:formula="of:=COUNTIF([.E13:.AE13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3</text:p>
          </table:table-cell>
          <table:table-cell/>
          <table:table-cell office:value-type="string" calcext:value-type="string">
            <text:p>On Idle event</text:p>
          </table:table-cell>
          <table:table-cell table:formula="of:=COUNTIF([.E14:.AE14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4</text:p>
          </table:table-cell>
          <table:table-cell/>
          <table:table-cell office:value-type="string" calcext:value-type="string">
            <text:p>Dialect SQL Downgrade event</text:p>
          </table:table-cell>
          <table:table-cell table:formula="of:=COUNTIF([.E15:.AE15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5</text:p>
          </table:table-cell>
          <table:table-cell/>
          <table:table-cell office:value-type="string" calcext:value-type="string">
            <text:p>Configuration Overrides</text:p>
          </table:table-cell>
          <table:table-cell table:formula="of:=COUNTIF([.E16:.AE16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6</text:p>
          </table:table-cell>
          <table:table-cell/>
          <table:table-cell office:value-type="string" calcext:value-type="string">
            <text:p>Disconnect on Idle</text:p>
          </table:table-cell>
          <table:table-cell table:formula="of:=COUNTIF([.E17:.AE17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7</text:p>
          </table:table-cell>
          <table:table-cell office:value-type="string" calcext:value-type="string">
            <text:p>TIBDatabaseInfo</text:p>
          </table:table-cell>
          <table:table-cell office:value-type="string" calcext:value-type="string">
            <text:p>Get Information</text:p>
          </table:table-cell>
          <table:table-cell table:formula="of:=COUNTIF([.E18:.AE18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8</text:p>
          </table:table-cell>
          <table:table-cell/>
          <table:table-cell office:value-type="string" calcext:value-type="string">
            <text:p>Get Counts</text:p>
          </table:table-cell>
          <table:table-cell table:formula="of:=COUNTIF([.E19:.AE19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9</text:p>
          </table:table-cell>
          <table:table-cell office:value-type="string" calcext:value-type="string">
            <text:p>IBTransaction</text:p>
          </table:table-cell>
          <table:table-cell office:value-type="string" calcext:value-type="string">
            <text:p>Set Transaction Parameters</text:p>
          </table:table-cell>
          <table:table-cell table:formula="of:=COUNTIF([.E20:.AE20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0</text:p>
          </table:table-cell>
          <table:table-cell/>
          <table:table-cell office:value-type="string" calcext:value-type="string">
            <text:p>Start Transaction (Read Only)</text:p>
          </table:table-cell>
          <table:table-cell table:formula="of:=COUNTIF([.E21:.AE21];&quot;X&quot; )" office:value-type="float" office:value="7" calcext:value-type="float">
            <text:p>7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21</text:p>
          </table:table-cell>
          <table:table-cell/>
          <table:table-cell office:value-type="string" calcext:value-type="string">
            <text:p>Start Transaction (Read/Write)</text:p>
          </table:table-cell>
          <table:table-cell table:formula="of:=COUNTIF([.E22:.AE22];&quot;X&quot; )" office:value-type="float" office:value="7" calcext:value-type="float">
            <text:p>7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2</text:p>
          </table:table-cell>
          <table:table-cell/>
          <table:table-cell office:value-type="string" calcext:value-type="string">
            <text:p>Commit Transaction</text:p>
          </table:table-cell>
          <table:table-cell table:formula="of:=COUNTIF([.E23:.AE23];&quot;X&quot; )" office:value-type="float" office:value="13" calcext:value-type="float">
            <text:p>13</text:p>
          </table:table-cell>
          <table:table-cell table:number-columns-repeated="11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23</text:p>
          </table:table-cell>
          <table:table-cell/>
          <table:table-cell office:value-type="string" calcext:value-type="string">
            <text:p>Rollback Transaction</text:p>
          </table:table-cell>
          <table:table-cell table:formula="of:=COUNTIF([.E24:.AE2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4</text:p>
          </table:table-cell>
          <table:table-cell/>
          <table:table-cell office:value-type="string" calcext:value-type="string">
            <text:p>Commit Retaining</text:p>
          </table:table-cell>
          <table:table-cell table:formula="of:=COUNTIF([.E25:.AE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5</text:p>
          </table:table-cell>
          <table:table-cell/>
          <table:table-cell office:value-type="string" calcext:value-type="string">
            <text:p>Rollback Retaining</text:p>
          </table:table-cell>
          <table:table-cell table:formula="of:=COUNTIF([.E26:.AE2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6</text:p>
          </table:table-cell>
          <table:table-cell/>
          <table:table-cell office:value-type="string" calcext:value-type="string">
            <text:p>Multi-Database Transaction</text:p>
          </table:table-cell>
          <table:table-cell table:formula="of:=COUNTIF([.E27:.AE27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7</text:p>
          </table:table-cell>
          <table:table-cell/>
          <table:table-cell office:value-type="string" calcext:value-type="string">
            <text:p>End Transaction on Idle</text:p>
          </table:table-cell>
          <table:table-cell table:formula="of:=COUNTIF([.E28:.AE28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8</text:p>
          </table:table-cell>
          <table:table-cell/>
          <table:table-cell office:value-type="string" calcext:value-type="string">
            <text:p>Start Transaction Event</text:p>
          </table:table-cell>
          <table:table-cell table:formula="of:=COUNTIF([.E29:.AE29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9</text:p>
          </table:table-cell>
          <table:table-cell/>
          <table:table-cell office:value-type="string" calcext:value-type="string">
            <text:p>Before/After Transaction End event</text:p>
          </table:table-cell>
          <table:table-cell table:formula="of:=COUNTIF([.E30:.AE30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0</text:p>
          </table:table-cell>
          <table:table-cell/>
          <table:table-cell office:value-type="string" calcext:value-type="string">
            <text:p>Database Edit/Insert/Post events</text:p>
          </table:table-cell>
          <table:table-cell table:formula="of:=COUNTIF([.E31:.AE3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1</text:p>
          </table:table-cell>
          <table:table-cell office:value-type="string" calcext:value-type="string">
            <text:p>TIBEvents</text:p>
          </table:table-cell>
          <table:table-cell office:value-type="string" calcext:value-type="string">
            <text:p>Register Event Before Database Open</text:p>
          </table:table-cell>
          <table:table-cell table:formula="of:=COUNTIF([.E32:.AE32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32</text:p>
          </table:table-cell>
          <table:table-cell/>
          <table:table-cell office:value-type="string" calcext:value-type="string">
            <text:p>Register Event After Database Open</text:p>
          </table:table-cell>
          <table:table-cell table:formula="of:=COUNTIF([.E33:.AE33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33</text:p>
          </table:table-cell>
          <table:table-cell/>
          <table:table-cell office:value-type="string" calcext:value-type="string">
            <text:p>Unregister Event</text:p>
          </table:table-cell>
          <table:table-cell table:formula="of:=COUNTIF([.E34:.AE34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34</text:p>
          </table:table-cell>
          <table:table-cell/>
          <table:table-cell office:value-type="string" calcext:value-type="string">
            <text:p>Handle Event</text:p>
          </table:table-cell>
          <table:table-cell table:formula="of:=COUNTIF([.E35:.AE35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35</text:p>
          </table:table-cell>
          <table:table-cell office:value-type="string" calcext:value-type="string">
            <text:p>TIBSQL</text:p>
          </table:table-cell>
          <table:table-cell office:value-type="string" calcext:value-type="string">
            <text:p>Set Named Parameters</text:p>
          </table:table-cell>
          <table:table-cell table:formula="of:=COUNTIF([.E36:.AE36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36</text:p>
          </table:table-cell>
          <table:table-cell/>
          <table:table-cell office:value-type="string" calcext:value-type="string">
            <text:p>Set Positional Parameters</text:p>
          </table:table-cell>
          <table:table-cell table:formula="of:=COUNTIF([.E37:.AE37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37</text:p>
          </table:table-cell>
          <table:table-cell/>
          <table:table-cell office:value-type="string" calcext:value-type="string">
            <text:p>Exec Select Query</text:p>
          </table:table-cell>
          <table:table-cell table:formula="of:=COUNTIF([.E38:.AE38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38</text:p>
          </table:table-cell>
          <table:table-cell/>
          <table:table-cell office:value-type="string" calcext:value-type="string">
            <text:p>Get Select query results</text:p>
          </table:table-cell>
          <table:table-cell table:formula="of:=COUNTIF([.E39:.AE39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39</text:p>
          </table:table-cell>
          <table:table-cell/>
          <table:table-cell office:value-type="string" calcext:value-type="string">
            <text:p>Exec Insert/Update</text:p>
          </table:table-cell>
          <table:table-cell table:formula="of:=COUNTIF([.E40:.AE40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40</text:p>
          </table:table-cell>
          <table:table-cell/>
          <table:table-cell office:value-type="string" calcext:value-type="string">
            <text:p>Exec Insert/Update Query Returning</text:p>
          </table:table-cell>
          <table:table-cell table:formula="of:=COUNTIF([.E41:.AE41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1</text:p>
          </table:table-cell>
          <table:table-cell/>
          <table:table-cell office:value-type="string" calcext:value-type="string">
            <text:p>Exec Stored Procedure – no results</text:p>
          </table:table-cell>
          <table:table-cell table:formula="of:=COUNTIF([.E42:.AE4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2</text:p>
          </table:table-cell>
          <table:table-cell/>
          <table:table-cell office:value-type="string" calcext:value-type="string">
            <text:p>Exec Stored Procedure – with results</text:p>
          </table:table-cell>
          <table:table-cell table:formula="of:=COUNTIF([.E43:.AE4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3</text:p>
          </table:table-cell>
          <table:table-cell/>
          <table:table-cell office:value-type="string" calcext:value-type="string">
            <text:p>Exec DDL</text:p>
          </table:table-cell>
          <table:table-cell table:formula="of:=COUNTIF([.E44:.AE4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44</text:p>
          </table:table-cell>
          <table:table-cell/>
          <table:table-cell office:value-type="string" calcext:value-type="string">
            <text:p>Show Plan</text:p>
          </table:table-cell>
          <table:table-cell table:formula="of:=COUNTIF([.E45:.AE4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5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46:.AE4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6</text:p>
          </table:table-cell>
          <table:table-cell office:value-type="string" calcext:value-type="string">
            <text:p>TIBDataset</text:p>
          </table:table-cell>
          <table:table-cell office:value-type="string" calcext:value-type="string">
            <text:p>Open a Dataset</text:p>
          </table:table-cell>
          <table:table-cell table:formula="of:=COUNTIF([.E47:.AE47];&quot;X&quot; 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47</text:p>
          </table:table-cell>
          <table:table-cell/>
          <table:table-cell office:value-type="string" calcext:value-type="string">
            <text:p>Open auto activate transaction</text:p>
          </table:table-cell>
          <table:table-cell table:formula="of:=COUNTIF([.E48:.AE48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48</text:p>
          </table:table-cell>
          <table:table-cell/>
          <table:table-cell office:value-type="string" calcext:value-type="string">
            <text:p>Open auto open database</text:p>
          </table:table-cell>
          <table:table-cell table:formula="of:=COUNTIF([.E49:.AE49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49</text:p>
          </table:table-cell>
          <table:table-cell/>
          <table:table-cell office:value-type="string" calcext:value-type="string">
            <text:p>Close a Dataset (explicit)</text:p>
          </table:table-cell>
          <table:table-cell table:formula="of:=COUNTIF([.E50:.AE5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50</text:p>
          </table:table-cell>
          <table:table-cell/>
          <table:table-cell office:value-type="string" calcext:value-type="string">
            <text:p>Close a DataSet (implicit)</text:p>
          </table:table-cell>
          <table:table-cell table:formula="of:=COUNTIF([.E51:.AE51];&quot;X&quot; 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51</text:p>
          </table:table-cell>
          <table:table-cell/>
          <table:table-cell office:value-type="string" calcext:value-type="string">
            <text:p>AutoCommit Transaction</text:p>
          </table:table-cell>
          <table:table-cell table:formula="of:=COUNTIF([.E52:.AE5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2</text:p>
          </table:table-cell>
          <table:table-cell/>
          <table:table-cell office:value-type="string" calcext:value-type="string">
            <text:p>Save On Close</text:p>
          </table:table-cell>
          <table:table-cell table:formula="of:=COUNTIF([.E53:.AE53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3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54:.AE5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4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55:.AE5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5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56:.AE56];&quot;X&quot; 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56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57:.AE57];&quot;X&quot; 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57</text:p>
          </table:table-cell>
          <table:table-cell/>
          <table:table-cell office:value-type="string" calcext:value-type="string">
            <text:p>Goto Bookmark</text:p>
          </table:table-cell>
          <table:table-cell table:formula="of:=COUNTIF([.E58:.AE5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8</text:p>
          </table:table-cell>
          <table:table-cell/>
          <table:table-cell office:value-type="string" calcext:value-type="string">
            <text:p>Locate – single field</text:p>
          </table:table-cell>
          <table:table-cell table:formula="of:=COUNTIF([.E59:.AE59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59</text:p>
          </table:table-cell>
          <table:table-cell/>
          <table:table-cell office:value-type="string" calcext:value-type="string">
            <text:p>Locate – multi filed</text:p>
          </table:table-cell>
          <table:table-cell table:formula="of:=COUNTIF([.E60:.AE6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0</text:p>
          </table:table-cell>
          <table:table-cell/>
          <table:table-cell office:value-type="string" calcext:value-type="string">
            <text:p>Lookup fields</text:p>
          </table:table-cell>
          <table:table-cell table:formula="of:=COUNTIF([.E61:.AE6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1</text:p>
          </table:table-cell>
          <table:table-cell/>
          <table:table-cell office:value-type="string" calcext:value-type="string">
            <text:p>Insert using generator (on new record)</text:p>
          </table:table-cell>
          <table:table-cell table:formula="of:=COUNTIF([.E62:.AE62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62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63:.AE6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3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64:.AE6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4</text:p>
          </table:table-cell>
          <table:table-cell/>
          <table:table-cell office:value-type="string" calcext:value-type="string">
            <text:p>Update</text:p>
          </table:table-cell>
          <table:table-cell table:formula="of:=COUNTIF([.E65:.AE6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5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66:.AE6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6</text:p>
          </table:table-cell>
          <table:table-cell/>
          <table:table-cell office:value-type="string" calcext:value-type="string">
            <text:p>Forced Refresh</text:p>
          </table:table-cell>
          <table:table-cell table:formula="of:=COUNTIF([.E67:.AE6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7</text:p>
          </table:table-cell>
          <table:table-cell/>
          <table:table-cell office:value-type="string" calcext:value-type="string">
            <text:p>Explicit Post Record</text:p>
          </table:table-cell>
          <table:table-cell table:formula="of:=COUNTIF([.E68:.AE68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68</text:p>
          </table:table-cell>
          <table:table-cell/>
          <table:table-cell office:value-type="string" calcext:value-type="string">
            <text:p>Automatic Post Record</text:p>
          </table:table-cell>
          <table:table-cell table:formula="of:=COUNTIF([.E69:.AE6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9</text:p>
          </table:table-cell>
          <table:table-cell/>
          <table:table-cell office:value-type="string" calcext:value-type="string">
            <text:p>Validate Post</text:p>
          </table:table-cell>
          <table:table-cell table:formula="of:=COUNTIF([.E70:.AE7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0</text:p>
          </table:table-cell>
          <table:table-cell/>
          <table:table-cell office:value-type="string" calcext:value-type="string">
            <text:p>Cancel Post</text:p>
          </table:table-cell>
          <table:table-cell table:formula="of:=COUNTIF([.E71:.AE7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1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72:.AE72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72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73:.AE7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3</text:p>
          </table:table-cell>
          <table:table-cell/>
          <table:table-cell office:value-type="string" calcext:value-type="string">
            <text:p>Very Large Datasets</text:p>
          </table:table-cell>
          <table:table-cell table:formula="of:=COUNTIF([.E74:.AE7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4</text:p>
          </table:table-cell>
          <table:table-cell/>
          <table:table-cell office:value-type="string" calcext:value-type="string">
            <text:p>Master/Detail – no delay</text:p>
          </table:table-cell>
          <table:table-cell table:formula="of:=COUNTIF([.E75:.AE7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5</text:p>
          </table:table-cell>
          <table:table-cell/>
          <table:table-cell office:value-type="string" calcext:value-type="string">
            <text:p>Master/Detail with detail</text:p>
          </table:table-cell>
          <table:table-cell table:formula="of:=COUNTIF([.E76:.AE7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6</text:p>
          </table:table-cell>
          <table:table-cell/>
          <table:table-cell office:value-type="string" calcext:value-type="string">
            <text:p>Calculated Fields</text:p>
          </table:table-cell>
          <table:table-cell table:formula="of:=COUNTIF([.E77:.AE7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7</text:p>
          </table:table-cell>
          <table:table-cell/>
          <table:table-cell office:value-type="string" calcext:value-type="string">
            <text:p>Before/After Post Events</text:p>
          </table:table-cell>
          <table:table-cell table:formula="of:=COUNTIF([.E78:.AE7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8</text:p>
          </table:table-cell>
          <table:table-cell/>
          <table:table-cell office:value-type="string" calcext:value-type="string">
            <text:p>Before/After Edit/Insert</text:p>
          </table:table-cell>
          <table:table-cell table:formula="of:=COUNTIF([.E79:.AE79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79</text:p>
          </table:table-cell>
          <table:table-cell/>
          <table:table-cell office:value-type="string" calcext:value-type="string">
            <text:p>Before/After Delete</text:p>
          </table:table-cell>
          <table:table-cell table:formula="of:=COUNTIF([.E80:.AE8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0</text:p>
          </table:table-cell>
          <table:table-cell/>
          <table:table-cell office:value-type="string" calcext:value-type="string">
            <text:p>On Post Error</text:p>
          </table:table-cell>
          <table:table-cell table:formula="of:=COUNTIF([.E81:.AE8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1</text:p>
          </table:table-cell>
          <table:table-cell/>
          <table:table-cell office:value-type="string" calcext:value-type="string">
            <text:p>Cached Updates</text:p>
          </table:table-cell>
          <table:table-cell table:formula="of:=COUNTIF([.E82:.AE8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2</text:p>
          </table:table-cell>
          <table:table-cell/>
          <table:table-cell office:value-type="string" calcext:value-type="string">
            <text:p>Cancelled Cached updates</text:p>
          </table:table-cell>
          <table:table-cell table:formula="of:=COUNTIF([.E83:.AE8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3</text:p>
          </table:table-cell>
          <table:table-cell/>
          <table:table-cell office:value-type="string" calcext:value-type="string">
            <text:p>Read dataset with cached updates</text:p>
          </table:table-cell>
          <table:table-cell table:formula="of:=COUNTIF([.E84:.AE8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4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85:.AE85];&quot;X&quot; 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85</text:p>
          </table:table-cell>
          <table:table-cell/>
          <table:table-cell office:value-type="string" calcext:value-type="string">
            <text:p>Client side Filtered Dataset</text:p>
          </table:table-cell>
          <table:table-cell table:formula="of:=COUNTIF([.E86:.AE8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6</text:p>
          </table:table-cell>
          <table:table-cell/>
          <table:table-cell office:value-type="string" calcext:value-type="string">
            <text:p>Server side Filtered Dataset</text:p>
          </table:table-cell>
          <table:table-cell table:formula="of:=COUNTIF([.E87:.AE8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7</text:p>
          </table:table-cell>
          <table:table-cell/>
          <table:table-cell office:value-type="string" calcext:value-type="string">
            <text:p>Time Zone Text Option</text:p>
          </table:table-cell>
          <table:table-cell table:formula="of:=COUNTIF([.E88:.AE8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88</text:p>
          </table:table-cell>
          <table:table-cell office:value-type="string" calcext:value-type="string">
            <text:p>TIBQuery</text:p>
          </table:table-cell>
          <table:table-cell office:value-type="string" calcext:value-type="string">
            <text:p>Open Dataset with parameters</text:p>
          </table:table-cell>
          <table:table-cell table:formula="of:=COUNTIF([.E89:.AE8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9</text:p>
          </table:table-cell>
          <table:table-cell office:value-type="string" calcext:value-type="string">
            <text:p>TIBTable</text:p>
          </table:table-cell>
          <table:table-cell office:value-type="string" calcext:value-type="string">
            <text:p>Open a table</text:p>
          </table:table-cell>
          <table:table-cell table:formula="of:=COUNTIF([.E90:.AE9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0</text:p>
          </table:table-cell>
          <table:table-cell/>
          <table:table-cell office:value-type="string" calcext:value-type="string">
            <text:p>Close a Table</text:p>
          </table:table-cell>
          <table:table-cell table:formula="of:=COUNTIF([.E91:.AE9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1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92:.AE9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2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93:.AE9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3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94:.AE9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4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95:.AE9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5</text:p>
          </table:table-cell>
          <table:table-cell/>
          <table:table-cell office:value-type="string" calcext:value-type="string">
            <text:p>Empty Table</text:p>
          </table:table-cell>
          <table:table-cell table:formula="of:=COUNTIF([.E96:.AE9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6</text:p>
          </table:table-cell>
          <table:table-cell/>
          <table:table-cell office:value-type="string" calcext:value-type="string">
            <text:p>Create Table using field defs</text:p>
          </table:table-cell>
          <table:table-cell table:formula="of:=COUNTIF([.E97:.AE9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7</text:p>
          </table:table-cell>
          <table:table-cell/>
          <table:table-cell office:value-type="string" calcext:value-type="string">
            <text:p>Drop Table</text:p>
          </table:table-cell>
          <table:table-cell table:formula="of:=COUNTIF([.E98:.AE9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8</text:p>
          </table:table-cell>
          <table:table-cell/>
          <table:table-cell office:value-type="string" calcext:value-type="string">
            <text:p>Update Row</text:p>
          </table:table-cell>
          <table:table-cell table:formula="of:=COUNTIF([.E99:.AE9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9</text:p>
          </table:table-cell>
          <table:table-cell/>
          <table:table-cell office:value-type="string" calcext:value-type="string">
            <text:p>Append Row</text:p>
          </table:table-cell>
          <table:table-cell table:formula="of:=COUNTIF([.E100:.AE10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0</text:p>
          </table:table-cell>
          <table:table-cell/>
          <table:table-cell office:value-type="string" calcext:value-type="string">
            <text:p>Delete Row</text:p>
          </table:table-cell>
          <table:table-cell table:formula="of:=COUNTIF([.E101:.AE10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1</text:p>
          </table:table-cell>
          <table:table-cell office:value-type="string" calcext:value-type="string">
            <text:p>TIBStoredProc</text:p>
          </table:table-cell>
          <table:table-cell office:value-type="string" calcext:value-type="string">
            <text:p>Exec Procedure no parameters</text:p>
          </table:table-cell>
          <table:table-cell table:formula="of:=COUNTIF([.E102:.AE102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02</text:p>
          </table:table-cell>
          <table:table-cell/>
          <table:table-cell office:value-type="string" calcext:value-type="string">
            <text:p>Exec Procedure with parameters</text:p>
          </table:table-cell>
          <table:table-cell table:formula="of:=COUNTIF([.E103:.AE103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103</text:p>
          </table:table-cell>
          <table:table-cell/>
          <table:table-cell office:value-type="string" calcext:value-type="string">
            <text:p>Exec Procedure with results</text:p>
          </table:table-cell>
          <table:table-cell table:formula="of:=COUNTIF([.E104:.AE10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04</text:p>
          </table:table-cell>
          <table:table-cell/>
          <table:table-cell office:value-type="string" calcext:value-type="string">
            <text:p>exec procedure in package</text:p>
          </table:table-cell>
          <table:table-cell table:formula="of:=COUNTIF([.E105:.AE105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05</text:p>
          </table:table-cell>
          <table:table-cell office:value-type="string" calcext:value-type="string">
            <text:p>TIBUpdateSQL</text:p>
          </table:table-cell>
          <table:table-cell office:value-type="string" calcext:value-type="string">
            <text:p>Insert using generator (on new record)</text:p>
          </table:table-cell>
          <table:table-cell table:formula="of:=COUNTIF([.E106:.AE10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6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107:.AE10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7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108:.AE10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8</text:p>
          </table:table-cell>
          <table:table-cell/>
          <table:table-cell office:value-type="string" calcext:value-type="string">
            <text:p>Update</text:p>
          </table:table-cell>
          <table:table-cell table:formula="of:=COUNTIF([.E109:.AE10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9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110:.AE11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0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111:.AE11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1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112:.AE11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2</text:p>
          </table:table-cell>
          <table:table-cell office:value-type="string" calcext:value-type="string">
            <text:p>TIBUpdate</text:p>
          </table:table-cell>
          <table:table-cell office:value-type="string" calcext:value-type="string">
            <text:p>Update</text:p>
          </table:table-cell>
          <table:table-cell table:formula="of:=COUNTIF([.E113:.AE11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3</text:p>
          </table:table-cell>
          <table:table-cell/>
          <table:table-cell office:value-type="string" calcext:value-type="string">
            <text:p>Insert </text:p>
          </table:table-cell>
          <table:table-cell table:formula="of:=COUNTIF([.E114:.AE11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4</text:p>
          </table:table-cell>
          <table:table-cell/>
          <table:table-cell office:value-type="string" calcext:value-type="string">
            <text:p>Delete</text:p>
          </table:table-cell>
          <table:table-cell table:formula="of:=COUNTIF([.E115:.AE11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5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Read Integer</text:p>
          </table:table-cell>
          <table:table-cell table:formula="of:=COUNTIF([.E116:.AE116];&quot;X&quot; 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16</text:p>
          </table:table-cell>
          <table:table-cell/>
          <table:table-cell office:value-type="string" calcext:value-type="string">
            <text:p>Write integer</text:p>
          </table:table-cell>
          <table:table-cell table:formula="of:=COUNTIF([.E117:.AE117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17</text:p>
          </table:table-cell>
          <table:table-cell/>
          <table:table-cell office:value-type="string" calcext:value-type="string">
            <text:p>Read Int64</text:p>
          </table:table-cell>
          <table:table-cell table:formula="of:=COUNTIF([.E118:.AE11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8</text:p>
          </table:table-cell>
          <table:table-cell/>
          <table:table-cell office:value-type="string" calcext:value-type="string">
            <text:p>Write Int64</text:p>
          </table:table-cell>
          <table:table-cell table:formula="of:=COUNTIF([.E119:.AE11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9</text:p>
          </table:table-cell>
          <table:table-cell/>
          <table:table-cell office:value-type="string" calcext:value-type="string">
            <text:p>Read Float</text:p>
          </table:table-cell>
          <table:table-cell table:formula="of:=COUNTIF([.E120:.AE120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0</text:p>
          </table:table-cell>
          <table:table-cell/>
          <table:table-cell office:value-type="string" calcext:value-type="string">
            <text:p>Write Float</text:p>
          </table:table-cell>
          <table:table-cell table:formula="of:=COUNTIF([.E121:.AE12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1</text:p>
          </table:table-cell>
          <table:table-cell/>
          <table:table-cell office:value-type="string" calcext:value-type="string">
            <text:p>Read String</text:p>
          </table:table-cell>
          <table:table-cell table:formula="of:=COUNTIF([.E122:.AE122];&quot;X&quot; 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22</text:p>
          </table:table-cell>
          <table:table-cell/>
          <table:table-cell office:value-type="string" calcext:value-type="string">
            <text:p>Write String UTF8</text:p>
          </table:table-cell>
          <table:table-cell table:formula="of:=COUNTIF([.E123:.AE123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123</text:p>
          </table:table-cell>
          <table:table-cell/>
          <table:table-cell office:value-type="string" calcext:value-type="string">
            <text:p>Write String WIN 1252</text:p>
          </table:table-cell>
          <table:table-cell table:formula="of:=COUNTIF([.E124:.AE124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124</text:p>
          </table:table-cell>
          <table:table-cell/>
          <table:table-cell office:value-type="string" calcext:value-type="string">
            <text:p>Read BCD (Currency)</text:p>
          </table:table-cell>
          <table:table-cell table:formula="of:=COUNTIF([.E125:.AE1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5</text:p>
          </table:table-cell>
          <table:table-cell/>
          <table:table-cell office:value-type="string" calcext:value-type="string">
            <text:p>Write BCD (Currency)</text:p>
          </table:table-cell>
          <table:table-cell table:formula="of:=COUNTIF([.E126:.AE12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6</text:p>
          </table:table-cell>
          <table:table-cell/>
          <table:table-cell office:value-type="string" calcext:value-type="string">
            <text:p>Read FmtBCD</text:p>
          </table:table-cell>
          <table:table-cell table:formula="of:=COUNTIF([.E127:.AE12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7</text:p>
          </table:table-cell>
          <table:table-cell/>
          <table:table-cell office:value-type="string" calcext:value-type="string">
            <text:p>Write <text:s/>Fmt BCD</text:p>
          </table:table-cell>
          <table:table-cell table:formula="of:=COUNTIF([.E128:.AE12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8</text:p>
          </table:table-cell>
          <table:table-cell/>
          <table:table-cell office:value-type="string" calcext:value-type="string">
            <text:p>Read Timestamp</text:p>
          </table:table-cell>
          <table:table-cell table:formula="of:=COUNTIF([.E129:.AE12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9</text:p>
          </table:table-cell>
          <table:table-cell/>
          <table:table-cell office:value-type="string" calcext:value-type="string">
            <text:p>Write Timestamp</text:p>
          </table:table-cell>
          <table:table-cell table:formula="of:=COUNTIF([.E130:.AE130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0</text:p>
          </table:table-cell>
          <table:table-cell/>
          <table:table-cell office:value-type="string" calcext:value-type="string">
            <text:p>Read Timestamp with time zone</text:p>
          </table:table-cell>
          <table:table-cell table:formula="of:=COUNTIF([.E131:.AE13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1</text:p>
          </table:table-cell>
          <table:table-cell/>
          <table:table-cell office:value-type="string" calcext:value-type="string">
            <text:p>Write Timestamp with Time Zone</text:p>
          </table:table-cell>
          <table:table-cell table:formula="of:=COUNTIF([.E132:.AE13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2</text:p>
          </table:table-cell>
          <table:table-cell/>
          <table:table-cell office:value-type="string" calcext:value-type="string">
            <text:p>Read UTC Timestamp</text:p>
          </table:table-cell>
          <table:table-cell table:formula="of:=COUNTIF([.E133:.AE133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3</text:p>
          </table:table-cell>
          <table:table-cell/>
          <table:table-cell office:value-type="string" calcext:value-type="string">
            <text:p>Read Date</text:p>
          </table:table-cell>
          <table:table-cell table:formula="of:=COUNTIF([.E134:.AE134];&quot;X&quot; 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34</text:p>
          </table:table-cell>
          <table:table-cell/>
          <table:table-cell office:value-type="string" calcext:value-type="string">
            <text:p>Write Date</text:p>
          </table:table-cell>
          <table:table-cell table:formula="of:=COUNTIF([.E135:.AE13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35</text:p>
          </table:table-cell>
          <table:table-cell/>
          <table:table-cell office:value-type="string" calcext:value-type="string">
            <text:p>Read Time</text:p>
          </table:table-cell>
          <table:table-cell table:formula="of:=COUNTIF([.E136:.AE13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6</text:p>
          </table:table-cell>
          <table:table-cell/>
          <table:table-cell office:value-type="string" calcext:value-type="string">
            <text:p>Write Time</text:p>
          </table:table-cell>
          <table:table-cell table:formula="of:=COUNTIF([.E137:.AE13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7</text:p>
          </table:table-cell>
          <table:table-cell/>
          <table:table-cell office:value-type="string" calcext:value-type="string">
            <text:p>Read Time with time zone</text:p>
          </table:table-cell>
          <table:table-cell table:formula="of:=COUNTIF([.E138:.AE13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8</text:p>
          </table:table-cell>
          <table:table-cell/>
          <table:table-cell office:value-type="string" calcext:value-type="string">
            <text:p>Read Time with time zone (non-default date)</text:p>
          </table:table-cell>
          <table:table-cell table:formula="of:=COUNTIF([.E139:.AE13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39</text:p>
          </table:table-cell>
          <table:table-cell/>
          <table:table-cell office:value-type="string" calcext:value-type="string">
            <text:p>Write Time with time zone (non-default date)</text:p>
          </table:table-cell>
          <table:table-cell table:formula="of:=COUNTIF([.E140:.AE14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0</text:p>
          </table:table-cell>
          <table:table-cell/>
          <table:table-cell office:value-type="string" calcext:value-type="string">
            <text:p>Write Time with time zone</text:p>
          </table:table-cell>
          <table:table-cell table:formula="of:=COUNTIF([.E141:.AE14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1</text:p>
          </table:table-cell>
          <table:table-cell/>
          <table:table-cell office:value-type="string" calcext:value-type="string">
            <text:p>Read UTC Time</text:p>
          </table:table-cell>
          <table:table-cell table:formula="of:=COUNTIF([.E142:.AE14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2</text:p>
          </table:table-cell>
          <table:table-cell/>
          <table:table-cell office:value-type="string" calcext:value-type="string">
            <text:p>Read Blob</text:p>
          </table:table-cell>
          <table:table-cell table:formula="of:=COUNTIF([.E143:.AE14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3</text:p>
          </table:table-cell>
          <table:table-cell/>
          <table:table-cell office:value-type="string" calcext:value-type="string">
            <text:p>Write Blob</text:p>
          </table:table-cell>
          <table:table-cell table:formula="of:=COUNTIF([.E144:.AE14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4</text:p>
          </table:table-cell>
          <table:table-cell/>
          <table:table-cell office:value-type="string" calcext:value-type="string">
            <text:p>Read Memo</text:p>
          </table:table-cell>
          <table:table-cell table:formula="of:=COUNTIF([.E145:.AE14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5</text:p>
          </table:table-cell>
          <table:table-cell/>
          <table:table-cell office:value-type="string" calcext:value-type="string">
            <text:p>Write Memo</text:p>
          </table:table-cell>
          <table:table-cell table:formula="of:=COUNTIF([.E146:.AE14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6</text:p>
          </table:table-cell>
          <table:table-cell/>
          <table:table-cell office:value-type="string" calcext:value-type="string">
            <text:p>Read Array</text:p>
          </table:table-cell>
          <table:table-cell table:formula="of:=COUNTIF([.E147:.AE14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7</text:p>
          </table:table-cell>
          <table:table-cell/>
          <table:table-cell office:value-type="string" calcext:value-type="string">
            <text:p>Write Array</text:p>
          </table:table-cell>
          <table:table-cell table:formula="of:=COUNTIF([.E148:.AE14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8</text:p>
          </table:table-cell>
          <table:table-cell office:value-type="string" calcext:value-type="string">
            <text:p>IBExtract</text:p>
          </table:table-cell>
          <table:table-cell office:value-type="string" calcext:value-type="string">
            <text:p>Create Database</text:p>
          </table:table-cell>
          <table:table-cell table:formula="of:=COUNTIF([.E149:.AE149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49</text:p>
          </table:table-cell>
          <table:table-cell/>
          <table:table-cell office:value-type="string" calcext:value-type="string">
            <text:p>Create Domain</text:p>
          </table:table-cell>
          <table:table-cell table:formula="of:=COUNTIF([.E150:.AE150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50</text:p>
          </table:table-cell>
          <table:table-cell/>
          <table:table-cell office:value-type="string" calcext:value-type="string">
            <text:p>Create Table</text:p>
          </table:table-cell>
          <table:table-cell table:formula="of:=COUNTIF([.E151:.AE151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51</text:p>
          </table:table-cell>
          <table:table-cell/>
          <table:table-cell office:value-type="string" calcext:value-type="string">
            <text:p>Create View</text:p>
          </table:table-cell>
          <table:table-cell table:formula="of:=COUNTIF([.E152:.AE152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52</text:p>
          </table:table-cell>
          <table:table-cell/>
          <table:table-cell office:value-type="string" calcext:value-type="string">
            <text:p>Create Index</text:p>
          </table:table-cell>
          <table:table-cell table:formula="of:=COUNTIF([.E153:.AE153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53</text:p>
          </table:table-cell>
          <table:table-cell/>
          <table:table-cell office:value-type="string" calcext:value-type="string">
            <text:p>Create Trigger</text:p>
          </table:table-cell>
          <table:table-cell table:formula="of:=COUNTIF([.E154:.AE154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54</text:p>
          </table:table-cell>
          <table:table-cell/>
          <table:table-cell office:value-type="string" calcext:value-type="string">
            <text:p>Create Exception</text:p>
          </table:table-cell>
          <table:table-cell table:formula="of:=COUNTIF([.E155:.AE155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55</text:p>
          </table:table-cell>
          <table:table-cell/>
          <table:table-cell office:value-type="string" calcext:value-type="string">
            <text:p>Create Procedure</text:p>
          </table:table-cell>
          <table:table-cell table:formula="of:=COUNTIF([.E156:.AE156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56</text:p>
          </table:table-cell>
          <table:table-cell/>
          <table:table-cell office:value-type="string" calcext:value-type="string">
            <text:p>Create Sequence</text:p>
          </table:table-cell>
          <table:table-cell table:formula="of:=COUNTIF([.E157:.AE157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57</text:p>
          </table:table-cell>
          <table:table-cell/>
          <table:table-cell office:value-type="string" calcext:value-type="string">
            <text:p>Create Function (External)</text:p>
          </table:table-cell>
          <table:table-cell table:formula="of:=COUNTIF([.E158:.AE158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58</text:p>
          </table:table-cell>
          <table:table-cell/>
          <table:table-cell office:value-type="string" calcext:value-type="string">
            <text:p>Create Function (Internal)</text:p>
          </table:table-cell>
          <table:table-cell table:formula="of:=COUNTIF([.E159:.AE159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59</text:p>
          </table:table-cell>
          <table:table-cell/>
          <table:table-cell office:value-type="string" calcext:value-type="string">
            <text:p>Grants</text:p>
          </table:table-cell>
          <table:table-cell table:formula="of:=COUNTIF([.E160:.AE160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60</text:p>
          </table:table-cell>
          <table:table-cell/>
          <table:table-cell office:value-type="string" calcext:value-type="string">
            <text:p>Packages</text:p>
          </table:table-cell>
          <table:table-cell table:formula="of:=COUNTIF([.E161:.AE161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61</text:p>
          </table:table-cell>
          <table:table-cell/>
          <table:table-cell office:value-type="string" calcext:value-type="string">
            <text:p>SQL Security Role</text:p>
          </table:table-cell>
          <table:table-cell table:formula="of:=COUNTIF([.E162:.AE16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2</text:p>
          </table:table-cell>
          <table:table-cell/>
          <table:table-cell office:value-type="string" calcext:value-type="string">
            <text:p>Extract Data</text:p>
          </table:table-cell>
          <table:table-cell table:formula="of:=COUNTIF([.E163:.AE163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63</text:p>
          </table:table-cell>
          <table:table-cell office:value-type="string" calcext:value-type="string">
            <text:p>IBXScript</text:p>
          </table:table-cell>
          <table:table-cell office:value-type="string" calcext:value-type="string">
            <text:p>Create Database</text:p>
          </table:table-cell>
          <table:table-cell table:formula="of:=COUNTIF([.E164:.AE164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64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165:.AE165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65</text:p>
          </table:table-cell>
          <table:table-cell/>
          <table:table-cell office:value-type="string" calcext:value-type="string">
            <text:p>Reconnect Statement</text:p>
          </table:table-cell>
          <table:table-cell table:formula="of:=COUNTIF([.E166:.AE16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167:.AE16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7</text:p>
          </table:table-cell>
          <table:table-cell/>
          <table:table-cell office:value-type="string" calcext:value-type="string">
            <text:p>Execute DDL</text:p>
          </table:table-cell>
          <table:table-cell table:formula="of:=COUNTIF([.E168:.AE168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68</text:p>
          </table:table-cell>
          <table:table-cell/>
          <table:table-cell office:value-type="string" calcext:value-type="string">
            <text:p>Insert Data</text:p>
          </table:table-cell>
          <table:table-cell table:formula="of:=COUNTIF([.E169:.AE169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69</text:p>
          </table:table-cell>
          <table:table-cell/>
          <table:table-cell office:value-type="string" calcext:value-type="string">
            <text:p>Array Data</text:p>
          </table:table-cell>
          <table:table-cell table:formula="of:=COUNTIF([.E170:.AE170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70</text:p>
          </table:table-cell>
          <table:table-cell/>
          <table:table-cell office:value-type="string" calcext:value-type="string">
            <text:p>Blob (Binary) Data</text:p>
          </table:table-cell>
          <table:table-cell table:formula="of:=COUNTIF([.E171:.AE171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1</text:p>
          </table:table-cell>
          <table:table-cell/>
          <table:table-cell office:value-type="string" calcext:value-type="string">
            <text:p>SET Statement Processing</text:p>
          </table:table-cell>
          <table:table-cell table:formula="of:=COUNTIF([.E172:.AE172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72</text:p>
          </table:table-cell>
          <table:table-cell/>
          <table:table-cell office:value-type="string" calcext:value-type="string">
            <text:p>Use other Line Terminator</text:p>
          </table:table-cell>
          <table:table-cell table:formula="of:=COUNTIF([.E173:.AE173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73</text:p>
          </table:table-cell>
          <table:table-cell/>
          <table:table-cell office:value-type="string" calcext:value-type="string">
            <text:p>Select Statement with data Output to CSV</text:p>
          </table:table-cell>
          <table:table-cell table:formula="of:=COUNTIF([.E174:.AE17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4</text:p>
          </table:table-cell>
          <table:table-cell/>
          <table:table-cell office:value-type="string" calcext:value-type="string">
            <text:p>Select Statement with data Output to Insert Stmts</text:p>
          </table:table-cell>
          <table:table-cell table:formula="of:=COUNTIF([.E175:.AE17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5</text:p>
          </table:table-cell>
          <table:table-cell/>
          <table:table-cell office:value-type="string" calcext:value-type="string">
            <text:p>Select Statement with data Output to Text Block</text:p>
          </table:table-cell>
          <table:table-cell table:formula="of:=COUNTIF([.E176:.AE17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6</text:p>
          </table:table-cell>
          <table:table-cell/>
          <table:table-cell office:value-type="string" calcext:value-type="string">
            <text:p>Run Script from File</text:p>
          </table:table-cell>
          <table:table-cell table:formula="of:=COUNTIF([.E177:.AE177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7</text:p>
          </table:table-cell>
          <table:table-cell/>
          <table:table-cell office:value-type="string" calcext:value-type="string">
            <text:p>Unknown SET Statement</text:p>
          </table:table-cell>
          <table:table-cell table:formula="of:=COUNTIF([.E178:.AE17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8</text:p>
          </table:table-cell>
          <table:table-cell/>
          <table:table-cell office:value-type="string" calcext:value-type="string">
            <text:p>Stop On First Error</text:p>
          </table:table-cell>
          <table:table-cell table:formula="of:=COUNTIF([.E179:.AE17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9</text:p>
          </table:table-cell>
          <table:table-cell/>
          <table:table-cell office:value-type="string" calcext:value-type="string">
            <text:p>Continue after error</text:p>
          </table:table-cell>
          <table:table-cell table:formula="of:=COUNTIF([.E180:.AE18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0</text:p>
          </table:table-cell>
          <table:table-cell office:value-type="string" calcext:value-type="string">
            <text:p>IBXServices</text:p>
          </table:table-cell>
          <table:table-cell office:value-type="string" calcext:value-type="string">
            <text:p>Connect to Server</text:p>
          </table:table-cell>
          <table:table-cell table:formula="of:=COUNTIF([.E181:.AE181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81</text:p>
          </table:table-cell>
          <table:table-cell/>
          <table:table-cell office:value-type="string" calcext:value-type="string">
            <text:p>Connect to Database's Server</text:p>
          </table:table-cell>
          <table:table-cell table:formula="of:=COUNTIF([.E182:.AE182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82</text:p>
          </table:table-cell>
          <table:table-cell/>
          <table:table-cell office:value-type="string" calcext:value-type="string">
            <text:p>Disconnect from Server</text:p>
          </table:table-cell>
          <table:table-cell table:formula="of:=COUNTIF([.E183:.AE183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83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184:.AE184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84</text:p>
          </table:table-cell>
          <table:table-cell/>
          <table:table-cell office:value-type="string" calcext:value-type="string">
            <text:p>Backup Database (Client side)</text:p>
          </table:table-cell>
          <table:table-cell table:formula="of:=COUNTIF([.E185:.AE185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85</text:p>
          </table:table-cell>
          <table:table-cell/>
          <table:table-cell office:value-type="string" calcext:value-type="string">
            <text:p>Restore Database (Client side)</text:p>
          </table:table-cell>
          <table:table-cell table:formula="of:=COUNTIF([.E186:.AE186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86</text:p>
          </table:table-cell>
          <table:table-cell/>
          <table:table-cell office:value-type="string" calcext:value-type="string">
            <text:p>Backup Database (Server side)</text:p>
          </table:table-cell>
          <table:table-cell table:formula="of:=COUNTIF([.E187:.AE18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7</text:p>
          </table:table-cell>
          <table:table-cell/>
          <table:table-cell office:value-type="string" calcext:value-type="string">
            <text:p>Restore Database (Server Side)</text:p>
          </table:table-cell>
          <table:table-cell table:formula="of:=COUNTIF([.E188:.AE18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8</text:p>
          </table:table-cell>
          <table:table-cell/>
          <table:table-cell office:value-type="string" calcext:value-type="string">
            <text:p>Show Server Properties</text:p>
          </table:table-cell>
          <table:table-cell table:formula="of:=COUNTIF([.E189:.AE18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89</text:p>
          </table:table-cell>
          <table:table-cell/>
          <table:table-cell office:value-type="string" calcext:value-type="string">
            <text:p>Show Server Log</text:p>
          </table:table-cell>
          <table:table-cell table:formula="of:=COUNTIF([.E190:.AE19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90</text:p>
          </table:table-cell>
          <table:table-cell/>
          <table:table-cell office:value-type="string" calcext:value-type="string">
            <text:p>Limbo Transaction resolution</text:p>
          </table:table-cell>
          <table:table-cell table:formula="of:=COUNTIF([.E191:.AE19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1</text:p>
          </table:table-cell>
          <table:table-cell/>
          <table:table-cell office:value-type="string" calcext:value-type="string">
            <text:p>Show Database Online Status</text:p>
          </table:table-cell>
          <table:table-cell table:formula="of:=COUNTIF([.E192:.AE192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92</text:p>
          </table:table-cell>
          <table:table-cell/>
          <table:table-cell office:value-type="string" calcext:value-type="string">
            <text:p>Shutdown database</text:p>
          </table:table-cell>
          <table:table-cell table:formula="of:=COUNTIF([.E193:.AE193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93</text:p>
          </table:table-cell>
          <table:table-cell/>
          <table:table-cell office:value-type="string" calcext:value-type="string">
            <text:p>Start Database</text:p>
          </table:table-cell>
          <table:table-cell table:formula="of:=COUNTIF([.E194:.AE194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94</text:p>
          </table:table-cell>
          <table:table-cell/>
          <table:table-cell office:value-type="string" calcext:value-type="string">
            <text:p>Database Sweep</text:p>
          </table:table-cell>
          <table:table-cell table:formula="of:=COUNTIF([.E195:.AE195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95</text:p>
          </table:table-cell>
          <table:table-cell/>
          <table:table-cell office:value-type="string" calcext:value-type="string">
            <text:p>Add user</text:p>
          </table:table-cell>
          <table:table-cell table:formula="of:=COUNTIF([.E196:.AE19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6</text:p>
          </table:table-cell>
          <table:table-cell/>
          <table:table-cell office:value-type="string" calcext:value-type="string">
            <text:p>Modify user</text:p>
          </table:table-cell>
          <table:table-cell table:formula="of:=COUNTIF([.E197:.AE19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7</text:p>
          </table:table-cell>
          <table:table-cell/>
          <table:table-cell office:value-type="string" calcext:value-type="string">
            <text:p>Delete User</text:p>
          </table:table-cell>
          <table:table-cell table:formula="of:=COUNTIF([.E198:.AE19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8</text:p>
          </table:table-cell>
          <table:table-cell/>
          <table:table-cell office:value-type="string" calcext:value-type="string">
            <text:p>Validate Database</text:p>
          </table:table-cell>
          <table:table-cell table:formula="of:=COUNTIF([.E199:.AE19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99</text:p>
          </table:table-cell>
          <table:table-cell/>
          <table:table-cell office:value-type="string" calcext:value-type="string">
            <text:p>Online Validation</text:p>
          </table:table-cell>
          <table:table-cell table:formula="of:=COUNTIF([.E200:.AE20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0</text:p>
          </table:table-cell>
          <table:table-cell/>
          <table:table-cell office:value-type="string" calcext:value-type="string">
            <text:p>Show Database Stats</text:p>
          </table:table-cell>
          <table:table-cell table:formula="of:=COUNTIF([.E201:.AE201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01</text:p>
          </table:table-cell>
          <table:table-cell/>
          <table:table-cell office:value-type="string" calcext:value-type="string">
            <text:p>Activate Shadown</text:p>
          </table:table-cell>
          <table:table-cell table:formula="of:=COUNTIF([.E202:.AE20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2</text:p>
          </table:table-cell>
          <table:table-cell/>
          <table:table-cell office:value-type="string" calcext:value-type="string">
            <text:p>Set Async Mode</text:p>
          </table:table-cell>
          <table:table-cell table:formula="of:=COUNTIF([.E203:.AE20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3</text:p>
          </table:table-cell>
          <table:table-cell/>
          <table:table-cell office:value-type="string" calcext:value-type="string">
            <text:p>Set ReadOnly Mode</text:p>
          </table:table-cell>
          <table:table-cell table:formula="of:=COUNTIF([.E204:.AE20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4</text:p>
          </table:table-cell>
          <table:table-cell/>
          <table:table-cell office:value-type="string" calcext:value-type="string">
            <text:p>Set No Linger</text:p>
          </table:table-cell>
          <table:table-cell table:formula="of:=COUNTIF([.E205:.AE20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5</text:p>
          </table:table-cell>
          <table:table-cell/>
          <table:table-cell office:value-type="string" calcext:value-type="string">
            <text:p>Set SQL Dialect</text:p>
          </table:table-cell>
          <table:table-cell table:formula="of:=COUNTIF([.E206:.AE20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6</text:p>
          </table:table-cell>
          <table:table-cell/>
          <table:table-cell office:value-type="string" calcext:value-type="string">
            <text:p>Set Sweep Interval</text:p>
          </table:table-cell>
          <table:table-cell table:formula="of:=COUNTIF([.E207:.AE20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7</text:p>
          </table:table-cell>
          <table:table-cell/>
          <table:table-cell office:value-type="string" calcext:value-type="string">
            <text:p>Set Page Buffers</text:p>
          </table:table-cell>
          <table:table-cell table:formula="of:=COUNTIF([.E208:.AE20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8</text:p>
          </table:table-cell>
          <table:table-cell/>
          <table:table-cell office:value-type="string" calcext:value-type="string">
            <text:p>Services User List</text:p>
          </table:table-cell>
          <table:table-cell table:formula="of:=COUNTIF([.E209:.AE20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09</text:p>
          </table:table-cell>
          <table:table-cell/>
          <table:table-cell office:value-type="string" calcext:value-type="string">
            <text:p>Limbo Transactions List</text:p>
          </table:table-cell>
          <table:table-cell table:formula="of:=COUNTIF([.E210:.AE21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0</text:p>
          </table:table-cell>
          <table:table-cell office:value-type="string" calcext:value-type="string">
            <text:p>IBSQLMonitor</text:p>
          </table:table-cell>
          <table:table-cell office:value-type="string" calcext:value-type="string">
            <text:p>Monitor DBConnect</text:p>
          </table:table-cell>
          <table:table-cell table:formula="of:=COUNTIF([.E211:.AE211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211</text:p>
          </table:table-cell>
          <table:table-cell/>
          <table:table-cell office:value-type="string" calcext:value-type="string">
            <text:p>Monitor DB Disconnnect</text:p>
          </table:table-cell>
          <table:table-cell table:formula="of:=COUNTIF([.E212:.AE212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212</text:p>
          </table:table-cell>
          <table:table-cell/>
          <table:table-cell office:value-type="string" calcext:value-type="string">
            <text:p>Monitor Transaction</text:p>
          </table:table-cell>
          <table:table-cell table:formula="of:=COUNTIF([.E213:.AE213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213</text:p>
          </table:table-cell>
          <table:table-cell/>
          <table:table-cell office:value-type="string" calcext:value-type="string">
            <text:p>Monitor Prepare/Execute/Fetch</text:p>
          </table:table-cell>
          <table:table-cell table:formula="of:=COUNTIF([.E214:.AE214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214</text:p>
          </table:table-cell>
          <table:table-cell/>
          <table:table-cell office:value-type="string" calcext:value-type="string">
            <text:p>Monitor Service Attached</text:p>
          </table:table-cell>
          <table:table-cell table:formula="of:=COUNTIF([.E215:.AE215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215</text:p>
          </table:table-cell>
          <table:table-cell/>
          <table:table-cell office:value-type="string" calcext:value-type="string">
            <text:p>Monitor Service/Detach</text:p>
          </table:table-cell>
          <table:table-cell table:formula="of:=COUNTIF([.E216:.AE216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216</text:p>
          </table:table-cell>
          <table:table-cell/>
          <table:table-cell office:value-type="string" calcext:value-type="string">
            <text:p>Monitor Service Query</text:p>
          </table:table-cell>
          <table:table-cell table:formula="of:=COUNTIF([.E217:.AE217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217</text:p>
          </table:table-cell>
          <table:table-cell/>
          <table:table-cell office:value-type="string" calcext:value-type="string">
            <text:p>Monitor Service start</text:p>
          </table:table-cell>
          <table:table-cell table:formula="of:=COUNTIF([.E218:.AE218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218</text:p>
          </table:table-cell>
          <table:table-cell/>
          <table:table-cell office:value-type="string" calcext:value-type="string">
            <text:p>Use of Trace Flags</text:p>
          </table:table-cell>
          <table:table-cell table:formula="of:=COUNTIF([.E219:.AE219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219</text:p>
          </table:table-cell>
          <table:table-cell office:value-type="string" calcext:value-type="string">
            <text:p>IBSQLParser</text:p>
          </table:table-cell>
          <table:table-cell office:value-type="string" calcext:value-type="string">
            <text:p>Select Statement Parsing</text:p>
          </table:table-cell>
          <table:table-cell table:formula="of:=COUNTIF([.E220:.AE220];&quot;X&quot; 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220</text:p>
          </table:table-cell>
          <table:table-cell/>
          <table:table-cell office:value-type="string" calcext:value-type="string">
            <text:p>Select with Union</text:p>
          </table:table-cell>
          <table:table-cell table:formula="of:=COUNTIF([.E221:.AE221];&quot;X&quot; 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221</text:p>
          </table:table-cell>
          <table:table-cell/>
          <table:table-cell office:value-type="string" calcext:value-type="string">
            <text:p>Update Where Clause</text:p>
          </table:table-cell>
          <table:table-cell table:formula="of:=COUNTIF([.E222:.AE22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2</text:p>
          </table:table-cell>
          <table:table-cell/>
          <table:table-cell office:value-type="string" calcext:value-type="string">
            <text:p>Update Order By Clause</text:p>
          </table:table-cell>
          <table:table-cell table:formula="of:=COUNTIF([.E223:.AE22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3</text:p>
          </table:table-cell>
          <table:table-cell office:value-type="string" calcext:value-type="string">
            <text:p>IBCMLocalDBSupport</text:p>
          </table:table-cell>
          <table:table-cell office:value-type="string" calcext:value-type="string">
            <text:p>Open an Exisitng Personal Database</text:p>
          </table:table-cell>
          <table:table-cell table:formula="of:=COUNTIF([.E224:.AE22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4</text:p>
          </table:table-cell>
          <table:table-cell/>
          <table:table-cell office:value-type="string" calcext:value-type="string">
            <text:p>Create an new Personal Database</text:p>
          </table:table-cell>
          <table:table-cell table:formula="of:=COUNTIF([.E225:.AE225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225</text:p>
          </table:table-cell>
          <table:table-cell/>
          <table:table-cell office:value-type="string" calcext:value-type="string">
            <text:p>Create a database schema from a script</text:p>
          </table:table-cell>
          <table:table-cell table:formula="of:=COUNTIF([.E226:.AE22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6</text:p>
          </table:table-cell>
          <table:table-cell/>
          <table:table-cell office:value-type="string" calcext:value-type="string">
            <text:p>Create a Database Schema from a backup</text:p>
          </table:table-cell>
          <table:table-cell table:formula="of:=COUNTIF([.E227:.AE227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227</text:p>
          </table:table-cell>
          <table:table-cell/>
          <table:table-cell office:value-type="string" calcext:value-type="string">
            <text:p>Upgrade a Personal Database</text:p>
          </table:table-cell>
          <table:table-cell table:formula="of:=COUNTIF([.E228:.AE228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228</text:p>
          </table:table-cell>
          <table:table-cell/>
          <table:table-cell office:value-type="string" calcext:value-type="string">
            <text:p>Backup a Personal Database</text:p>
          </table:table-cell>
          <table:table-cell table:formula="of:=COUNTIF([.E229:.AE22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9</text:p>
          </table:table-cell>
          <table:table-cell/>
          <table:table-cell office:value-type="string" calcext:value-type="string">
            <text:p>Restore a personal Database</text:p>
          </table:table-cell>
          <table:table-cell table:formula="of:=COUNTIF([.E230:.AE23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30</text:p>
          </table:table-cell>
          <table:table-cell/>
          <table:table-cell office:value-type="string" calcext:value-type="string">
            <text:p>Downgrade a Personal DB to a backup</text:p>
          </table:table-cell>
          <table:table-cell table:formula="of:=COUNTIF([.E231:.AE23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3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5">00/00/0000</text:date>, <text:time style:data-style-name="N2" text:time-value="15:05:41.9607173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3:29:36.950736686</meta:creation-date>
    <meta:generator>LibreOffice/6.0.7.3$Linux_X86_64 LibreOffice_project/00m0$Build-3</meta:generator>
    <dc:date>2020-08-15T15:14:56.364949448</dc:date>
    <meta:editing-duration>PT11H55M29S</meta:editing-duration>
    <meta:editing-cycles>38</meta:editing-cycles>
    <meta:document-statistic meta:table-count="2" meta:cell-count="1079" meta:object-count="0"/>
  </office:meta>
</office:document-meta>
</file>